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.createGlobal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CESS.PROCESS( OProcess pro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.completed( FaultData fault , Set &lt; CompensationHandler &gt; compens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CESS.failure( String reason , Elemen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.cance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.compensate( OScope scope , SynchChannel r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